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86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1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71"/>
  </office:automatic-styles>
  <office:body>
    <office:spreadsheet>
      <table:calculation-settings table:automatic-find-labels="false" table:use-regular-expressions="false" table:use-wildcards="true"/>
      <table:table table:name="A1" table:style-name="ta1">
        <table:table-column table:style-name="co1" table:default-cell-style-name="ce1"/>
        <table:table-column table:style-name="co2" table:number-columns-repeated="4" table:default-cell-style-name="Default"/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val1</text:p>
          </table:table-cell>
          <table:table-cell office:value-type="string" calcext:value-type="string">
            <text:p>uncert1</text:p>
          </table:table-cell>
          <table:table-cell office:value-type="string" calcext:value-type="string">
            <text:p>val2</text:p>
          </table:table-cell>
          <table:table-cell office:value-type="string" calcext:value-type="string">
            <text:p>uncert2</text:p>
          </table:table-cell>
        </table:table-row>
        <table:table-row table:style-name="ro1">
          <table:table-cell office:value-type="date" office:date-value="2019-09-11T14:06:55" calcext:value-type="date">
            <text:p>09/11/2019 14:06:55</text:p>
          </table:table-cell>
          <table:table-cell office:value-type="float" office:value="-0.505382" calcext:value-type="float">
            <text:p>-0.505382</text:p>
          </table:table-cell>
          <table:table-cell office:value-type="float" office:value="0.000077" calcext:value-type="float">
            <text:p>0.000077</text:p>
          </table:table-cell>
          <table:table-cell office:value-type="float" office:value="0.501073" calcext:value-type="float">
            <text:p>0.501073</text:p>
          </table:table-cell>
          <table:table-cell office:value-type="float" office:value="0.000079" calcext:value-type="float">
            <text:p>0.000079</text:p>
          </table:table-cell>
        </table:table-row>
        <table:table-row table:style-name="ro1">
          <table:table-cell office:value-type="date" office:date-value="2019-09-11T14:06:59" calcext:value-type="date">
            <text:p>09/11/2019 14:06:59</text:p>
          </table:table-cell>
          <table:table-cell office:value-type="float" office:value="-0.505191" calcext:value-type="float">
            <text:p>-0.505191</text:p>
          </table:table-cell>
          <table:table-cell office:value-type="float" office:value="0.000066" calcext:value-type="float">
            <text:p>0.000066</text:p>
          </table:table-cell>
          <table:table-cell office:value-type="float" office:value="0.500877" calcext:value-type="float">
            <text:p>0.500877</text:p>
          </table:table-cell>
          <table:table-cell office:value-type="float" office:value="0.000083" calcext:value-type="float">
            <text:p>0.000083</text:p>
          </table:table-cell>
        </table:table-row>
        <table:table-row table:style-name="ro1">
          <table:table-cell office:value-type="date" office:date-value="2019-09-11T14:07:03" calcext:value-type="date">
            <text:p>09/11/2019 14:07:03</text:p>
          </table:table-cell>
          <table:table-cell office:value-type="float" office:value="-0.505308" calcext:value-type="float">
            <text:p>-0.505308</text:p>
          </table:table-cell>
          <table:table-cell office:value-type="float" office:value="0.000086" calcext:value-type="float">
            <text:p>0.000086</text:p>
          </table:table-cell>
          <table:table-cell office:value-type="float" office:value="0.500988" calcext:value-type="float">
            <text:p>0.500988</text:p>
          </table:table-cell>
          <table:table-cell office:value-type="float" office:value="0.000087" calcext:value-type="float">
            <text:p>0.000087</text:p>
          </table:table-cell>
        </table:table-row>
        <table:table-row table:style-name="ro1">
          <table:table-cell office:value-type="date" office:date-value="2019-09-11T14:07:07" calcext:value-type="date">
            <text:p>09/11/2019 14:07:07</text:p>
          </table:table-cell>
          <table:table-cell office:value-type="float" office:value="-0.50525" calcext:value-type="float">
            <text:p>-0.50525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.500923" calcext:value-type="float">
            <text:p>0.500923</text:p>
          </table:table-cell>
          <table:table-cell office:value-type="float" office:value="0.00012" calcext:value-type="float">
            <text:p>0.00012</text:p>
          </table:table-cell>
        </table:table-row>
        <table:table-row table:style-name="ro1">
          <table:table-cell office:value-type="date" office:date-value="2019-09-11T14:07:11" calcext:value-type="date">
            <text:p>09/11/2019 14:07:11</text:p>
          </table:table-cell>
          <table:table-cell office:value-type="float" office:value="-0.505275" calcext:value-type="float">
            <text:p>-0.505275</text:p>
          </table:table-cell>
          <table:table-cell office:value-type="float" office:value="0.00007" calcext:value-type="float">
            <text:p>0.00007</text:p>
          </table:table-cell>
          <table:table-cell office:value-type="float" office:value="0.500965" calcext:value-type="float">
            <text:p>0.500965</text:p>
          </table:table-cell>
          <table:table-cell office:value-type="float" office:value="0.000088" calcext:value-type="float">
            <text:p>0.000088</text:p>
          </table:table-cell>
        </table:table-row>
        <table:table-row table:style-name="ro1">
          <table:table-cell office:value-type="date" office:date-value="2019-09-11T14:07:15" calcext:value-type="date">
            <text:p>09/11/2019 14:07:15</text:p>
          </table:table-cell>
          <table:table-cell office:value-type="float" office:value="-0.505137" calcext:value-type="float">
            <text:p>-0.505137</text:p>
          </table:table-cell>
          <table:table-cell office:value-type="float" office:value="0.000079" calcext:value-type="float">
            <text:p>0.000079</text:p>
          </table:table-cell>
          <table:table-cell office:value-type="float" office:value="0.500817" calcext:value-type="float">
            <text:p>0.500817</text:p>
          </table:table-cell>
          <table:table-cell office:value-type="float" office:value="0.000085" calcext:value-type="float">
            <text:p>0.000085</text:p>
          </table:table-cell>
        </table:table-row>
        <table:table-row table:style-name="ro1">
          <table:table-cell office:value-type="date" office:date-value="2019-09-11T14:07:19" calcext:value-type="date">
            <text:p>09/11/2019 14:07:19</text:p>
          </table:table-cell>
          <table:table-cell office:value-type="float" office:value="-0.505073" calcext:value-type="float">
            <text:p>-0.505073</text:p>
          </table:table-cell>
          <table:table-cell office:value-type="float" office:value="0.000099" calcext:value-type="float">
            <text:p>0.000099</text:p>
          </table:table-cell>
          <table:table-cell office:value-type="float" office:value="0.500786" calcext:value-type="float">
            <text:p>0.500786</text:p>
          </table:table-cell>
          <table:table-cell office:value-type="float" office:value="0.000084" calcext:value-type="float">
            <text:p>0.000084</text:p>
          </table:table-cell>
        </table:table-row>
        <table:table-row table:style-name="ro1">
          <table:table-cell office:value-type="date" office:date-value="2019-09-11T14:07:23" calcext:value-type="date">
            <text:p>09/11/2019 14:07:23</text:p>
          </table:table-cell>
          <table:table-cell office:value-type="float" office:value="-0.505133" calcext:value-type="float">
            <text:p>-0.505133</text:p>
          </table:table-cell>
          <table:table-cell office:value-type="float" office:value="0.000088" calcext:value-type="float">
            <text:p>0.000088</text:p>
          </table:table-cell>
          <table:table-cell office:value-type="float" office:value="0.500805" calcext:value-type="float">
            <text:p>0.500805</text:p>
          </table:table-cell>
          <table:table-cell office:value-type="float" office:value="0.000076" calcext:value-type="float">
            <text:p>0.000076</text:p>
          </table:table-cell>
        </table:table-row>
        <table:table-row table:style-name="ro1">
          <table:table-cell office:value-type="date" office:date-value="2019-09-11T14:07:27" calcext:value-type="date">
            <text:p>09/11/2019 14:07:27</text:p>
          </table:table-cell>
          <table:table-cell office:value-type="float" office:value="-0.505096" calcext:value-type="float">
            <text:p>-0.505096</text:p>
          </table:table-cell>
          <table:table-cell office:value-type="float" office:value="0.000062" calcext:value-type="float">
            <text:p>0.000062</text:p>
          </table:table-cell>
          <table:table-cell office:value-type="float" office:value="0.500759" calcext:value-type="float">
            <text:p>0.500759</text:p>
          </table:table-cell>
          <table:table-cell office:value-type="float" office:value="0.000062" calcext:value-type="float">
            <text:p>0.000062</text:p>
          </table:table-cell>
        </table:table-row>
        <table:table-row table:style-name="ro1">
          <table:table-cell office:value-type="date" office:date-value="2019-09-11T14:07:31" calcext:value-type="date">
            <text:p>09/11/2019 14:07:31</text:p>
          </table:table-cell>
          <table:table-cell office:value-type="float" office:value="-0.505072" calcext:value-type="float">
            <text:p>-0.505072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0.500739" calcext:value-type="float">
            <text:p>0.500739</text:p>
          </table:table-cell>
          <table:table-cell office:value-type="float" office:value="0.000149" calcext:value-type="float">
            <text:p>0.000149</text:p>
          </table:table-cell>
        </table:table-row>
      </table:table>
      <table:table table:name="BH11" table:style-name="ta1">
        <table:table-column table:style-name="co2" table:number-columns-repeated="59" table:default-cell-style-name="Default"/>
        <table:table-column table:style-name="co1" table:default-cell-style-name="Default"/>
        <table:table-column table:style-name="co2" table:number-columns-repeated="4" table:default-cell-style-name="Default"/>
        <table:table-row table:style-name="ro1" table:number-rows-repeated="10">
          <table:table-cell table:number-columns-repeated="64"/>
        </table:table-row>
        <table:table-row table:style-name="ro1">
          <table:table-cell table:number-columns-repeated="59"/>
          <table:table-cell office:value-type="string" calcext:value-type="string">
            <text:p>timestamp</text:p>
          </table:table-cell>
          <table:table-cell office:value-type="string" calcext:value-type="string">
            <text:p>val1</text:p>
          </table:table-cell>
          <table:table-cell office:value-type="string" calcext:value-type="string">
            <text:p>uncert1</text:p>
          </table:table-cell>
          <table:table-cell office:value-type="string" calcext:value-type="string">
            <text:p>val2</text:p>
          </table:table-cell>
          <table:table-cell office:value-type="string" calcext:value-type="string">
            <text:p>uncert2</text:p>
          </table:table-cell>
        </table:table-row>
        <table:table-row table:style-name="ro1">
          <table:table-cell table:number-columns-repeated="59"/>
          <table:table-cell table:style-name="ce1" office:value-type="date" office:date-value="2019-09-11T14:06:55" calcext:value-type="date">
            <text:p>09/11/2019 14:06:55</text:p>
          </table:table-cell>
          <table:table-cell office:value-type="float" office:value="-0.505382" calcext:value-type="float">
            <text:p>-0.505382</text:p>
          </table:table-cell>
          <table:table-cell office:value-type="float" office:value="0.000077" calcext:value-type="float">
            <text:p>0.000077</text:p>
          </table:table-cell>
          <table:table-cell office:value-type="float" office:value="0.501073" calcext:value-type="float">
            <text:p>0.501073</text:p>
          </table:table-cell>
          <table:table-cell office:value-type="float" office:value="0.000079" calcext:value-type="float">
            <text:p>0.000079</text:p>
          </table:table-cell>
        </table:table-row>
        <table:table-row table:style-name="ro1">
          <table:table-cell table:number-columns-repeated="59"/>
          <table:table-cell table:style-name="ce1" office:value-type="date" office:date-value="2019-09-11T14:06:59" calcext:value-type="date">
            <text:p>09/11/2019 14:06:59</text:p>
          </table:table-cell>
          <table:table-cell office:value-type="float" office:value="-0.505191" calcext:value-type="float">
            <text:p>-0.505191</text:p>
          </table:table-cell>
          <table:table-cell office:value-type="float" office:value="0.000066" calcext:value-type="float">
            <text:p>0.000066</text:p>
          </table:table-cell>
          <table:table-cell office:value-type="float" office:value="0.500877" calcext:value-type="float">
            <text:p>0.500877</text:p>
          </table:table-cell>
          <table:table-cell office:value-type="float" office:value="0.000083" calcext:value-type="float">
            <text:p>0.000083</text:p>
          </table:table-cell>
        </table:table-row>
        <table:table-row table:style-name="ro1">
          <table:table-cell table:number-columns-repeated="59"/>
          <table:table-cell table:style-name="ce1" office:value-type="date" office:date-value="2019-09-11T14:07:03" calcext:value-type="date">
            <text:p>09/11/2019 14:07:03</text:p>
          </table:table-cell>
          <table:table-cell office:value-type="float" office:value="-0.505308" calcext:value-type="float">
            <text:p>-0.505308</text:p>
          </table:table-cell>
          <table:table-cell office:value-type="float" office:value="0.000086" calcext:value-type="float">
            <text:p>0.000086</text:p>
          </table:table-cell>
          <table:table-cell office:value-type="float" office:value="0.500988" calcext:value-type="float">
            <text:p>0.500988</text:p>
          </table:table-cell>
          <table:table-cell office:value-type="float" office:value="0.000087" calcext:value-type="float">
            <text:p>0.000087</text:p>
          </table:table-cell>
        </table:table-row>
        <table:table-row table:style-name="ro1">
          <table:table-cell table:number-columns-repeated="59"/>
          <table:table-cell table:style-name="ce1" office:value-type="date" office:date-value="2019-09-11T14:07:07" calcext:value-type="date">
            <text:p>09/11/2019 14:07:07</text:p>
          </table:table-cell>
          <table:table-cell office:value-type="float" office:value="-0.50525" calcext:value-type="float">
            <text:p>-0.50525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.500923" calcext:value-type="float">
            <text:p>0.500923</text:p>
          </table:table-cell>
          <table:table-cell office:value-type="float" office:value="0.00012" calcext:value-type="float">
            <text:p>0.00012</text:p>
          </table:table-cell>
        </table:table-row>
        <table:table-row table:style-name="ro1">
          <table:table-cell table:number-columns-repeated="59"/>
          <table:table-cell table:style-name="ce1" office:value-type="date" office:date-value="2019-09-11T14:07:11" calcext:value-type="date">
            <text:p>09/11/2019 14:07:11</text:p>
          </table:table-cell>
          <table:table-cell office:value-type="float" office:value="-0.505275" calcext:value-type="float">
            <text:p>-0.505275</text:p>
          </table:table-cell>
          <table:table-cell office:value-type="float" office:value="0.00007" calcext:value-type="float">
            <text:p>0.00007</text:p>
          </table:table-cell>
          <table:table-cell office:value-type="float" office:value="0.500965" calcext:value-type="float">
            <text:p>0.500965</text:p>
          </table:table-cell>
          <table:table-cell office:value-type="float" office:value="0.000088" calcext:value-type="float">
            <text:p>0.000088</text:p>
          </table:table-cell>
        </table:table-row>
        <table:table-row table:style-name="ro1">
          <table:table-cell table:number-columns-repeated="59"/>
          <table:table-cell table:style-name="ce1" office:value-type="date" office:date-value="2019-09-11T14:07:15" calcext:value-type="date">
            <text:p>09/11/2019 14:07:15</text:p>
          </table:table-cell>
          <table:table-cell office:value-type="float" office:value="-0.505137" calcext:value-type="float">
            <text:p>-0.505137</text:p>
          </table:table-cell>
          <table:table-cell office:value-type="float" office:value="0.000079" calcext:value-type="float">
            <text:p>0.000079</text:p>
          </table:table-cell>
          <table:table-cell office:value-type="float" office:value="0.500817" calcext:value-type="float">
            <text:p>0.500817</text:p>
          </table:table-cell>
          <table:table-cell office:value-type="float" office:value="0.000085" calcext:value-type="float">
            <text:p>0.000085</text:p>
          </table:table-cell>
        </table:table-row>
        <table:table-row table:style-name="ro1">
          <table:table-cell table:number-columns-repeated="59"/>
          <table:table-cell table:style-name="ce1" office:value-type="date" office:date-value="2019-09-11T14:07:19" calcext:value-type="date">
            <text:p>09/11/2019 14:07:19</text:p>
          </table:table-cell>
          <table:table-cell office:value-type="float" office:value="-0.505073" calcext:value-type="float">
            <text:p>-0.505073</text:p>
          </table:table-cell>
          <table:table-cell office:value-type="float" office:value="0.000099" calcext:value-type="float">
            <text:p>0.000099</text:p>
          </table:table-cell>
          <table:table-cell office:value-type="float" office:value="0.500786" calcext:value-type="float">
            <text:p>0.500786</text:p>
          </table:table-cell>
          <table:table-cell office:value-type="float" office:value="0.000084" calcext:value-type="float">
            <text:p>0.000084</text:p>
          </table:table-cell>
        </table:table-row>
        <table:table-row table:style-name="ro1">
          <table:table-cell table:number-columns-repeated="59"/>
          <table:table-cell table:style-name="ce1" office:value-type="date" office:date-value="2019-09-11T14:07:23" calcext:value-type="date">
            <text:p>09/11/2019 14:07:23</text:p>
          </table:table-cell>
          <table:table-cell office:value-type="float" office:value="-0.505133" calcext:value-type="float">
            <text:p>-0.505133</text:p>
          </table:table-cell>
          <table:table-cell office:value-type="float" office:value="0.000088" calcext:value-type="float">
            <text:p>0.000088</text:p>
          </table:table-cell>
          <table:table-cell office:value-type="float" office:value="0.500805" calcext:value-type="float">
            <text:p>0.500805</text:p>
          </table:table-cell>
          <table:table-cell office:value-type="float" office:value="0.000076" calcext:value-type="float">
            <text:p>0.000076</text:p>
          </table:table-cell>
        </table:table-row>
        <table:table-row table:style-name="ro1">
          <table:table-cell table:number-columns-repeated="59"/>
          <table:table-cell table:style-name="ce1" office:value-type="date" office:date-value="2019-09-11T14:07:27" calcext:value-type="date">
            <text:p>09/11/2019 14:07:27</text:p>
          </table:table-cell>
          <table:table-cell office:value-type="float" office:value="-0.505096" calcext:value-type="float">
            <text:p>-0.505096</text:p>
          </table:table-cell>
          <table:table-cell office:value-type="float" office:value="0.000062" calcext:value-type="float">
            <text:p>0.000062</text:p>
          </table:table-cell>
          <table:table-cell office:value-type="float" office:value="0.500759" calcext:value-type="float">
            <text:p>0.500759</text:p>
          </table:table-cell>
          <table:table-cell office:value-type="float" office:value="0.000062" calcext:value-type="float">
            <text:p>0.000062</text:p>
          </table:table-cell>
        </table:table-row>
        <table:table-row table:style-name="ro1">
          <table:table-cell table:number-columns-repeated="59"/>
          <table:table-cell table:style-name="ce1" office:value-type="date" office:date-value="2019-09-11T14:07:31" calcext:value-type="date">
            <text:p>09/11/2019 14:07:31</text:p>
          </table:table-cell>
          <table:table-cell office:value-type="float" office:value="-0.505072" calcext:value-type="float">
            <text:p>-0.505072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0.500739" calcext:value-type="float">
            <text:p>0.500739</text:p>
          </table:table-cell>
          <table:table-cell office:value-type="float" office:value="0.000149" calcext:value-type="float">
            <text:p>0.000149</text:p>
          </table:table-cell>
        </table:table-row>
      </table:table>
      <table:table table:name="AEX154041" table:style-name="ta1">
        <table:table-column table:style-name="co2" table:number-columns-repeated="829" table:default-cell-style-name="Default"/>
        <table:table-column table:style-name="co1" table:default-cell-style-name="Default"/>
        <table:table-column table:style-name="co2" table:number-columns-repeated="4" table:default-cell-style-name="Default"/>
        <table:table-row table:style-name="ro1" table:number-rows-repeated="154040">
          <table:table-cell table:number-columns-repeated="834"/>
        </table:table-row>
        <table:table-row table:style-name="ro1">
          <table:table-cell table:number-columns-repeated="829"/>
          <table:table-cell office:value-type="string" calcext:value-type="string">
            <text:p>timestamp</text:p>
          </table:table-cell>
          <table:table-cell office:value-type="string" calcext:value-type="string">
            <text:p>val1</text:p>
          </table:table-cell>
          <table:table-cell office:value-type="string" calcext:value-type="string">
            <text:p>uncert1</text:p>
          </table:table-cell>
          <table:table-cell office:value-type="string" calcext:value-type="string">
            <text:p>val2</text:p>
          </table:table-cell>
          <table:table-cell office:value-type="string" calcext:value-type="string">
            <text:p>uncert2</text:p>
          </table:table-cell>
        </table:table-row>
        <table:table-row table:style-name="ro1">
          <table:table-cell table:number-columns-repeated="829"/>
          <table:table-cell table:style-name="ce1" office:value-type="date" office:date-value="2019-09-11T14:06:55" calcext:value-type="date">
            <text:p>09/11/2019 14:06:55</text:p>
          </table:table-cell>
          <table:table-cell office:value-type="float" office:value="-0.505382" calcext:value-type="float">
            <text:p>-0.505382</text:p>
          </table:table-cell>
          <table:table-cell office:value-type="float" office:value="0.000077" calcext:value-type="float">
            <text:p>0.000077</text:p>
          </table:table-cell>
          <table:table-cell office:value-type="float" office:value="0.501073" calcext:value-type="float">
            <text:p>0.501073</text:p>
          </table:table-cell>
          <table:table-cell office:value-type="float" office:value="0.000079" calcext:value-type="float">
            <text:p>0.000079</text:p>
          </table:table-cell>
        </table:table-row>
        <table:table-row table:style-name="ro1">
          <table:table-cell table:number-columns-repeated="829"/>
          <table:table-cell table:style-name="ce1" office:value-type="date" office:date-value="2019-09-11T14:06:59" calcext:value-type="date">
            <text:p>09/11/2019 14:06:59</text:p>
          </table:table-cell>
          <table:table-cell office:value-type="float" office:value="-0.505191" calcext:value-type="float">
            <text:p>-0.505191</text:p>
          </table:table-cell>
          <table:table-cell office:value-type="float" office:value="0.000066" calcext:value-type="float">
            <text:p>0.000066</text:p>
          </table:table-cell>
          <table:table-cell office:value-type="float" office:value="0.500877" calcext:value-type="float">
            <text:p>0.500877</text:p>
          </table:table-cell>
          <table:table-cell office:value-type="float" office:value="0.000083" calcext:value-type="float">
            <text:p>0.000083</text:p>
          </table:table-cell>
        </table:table-row>
        <table:table-row table:style-name="ro1">
          <table:table-cell table:number-columns-repeated="829"/>
          <table:table-cell table:style-name="ce1" office:value-type="date" office:date-value="2019-09-11T14:07:03" calcext:value-type="date">
            <text:p>09/11/2019 14:07:03</text:p>
          </table:table-cell>
          <table:table-cell office:value-type="float" office:value="-0.505308" calcext:value-type="float">
            <text:p>-0.505308</text:p>
          </table:table-cell>
          <table:table-cell office:value-type="float" office:value="0.000086" calcext:value-type="float">
            <text:p>0.000086</text:p>
          </table:table-cell>
          <table:table-cell office:value-type="float" office:value="0.500988" calcext:value-type="float">
            <text:p>0.500988</text:p>
          </table:table-cell>
          <table:table-cell office:value-type="float" office:value="0.000087" calcext:value-type="float">
            <text:p>0.000087</text:p>
          </table:table-cell>
        </table:table-row>
        <table:table-row table:style-name="ro1">
          <table:table-cell table:number-columns-repeated="829"/>
          <table:table-cell table:style-name="ce1" office:value-type="date" office:date-value="2019-09-11T14:07:07" calcext:value-type="date">
            <text:p>09/11/2019 14:07:07</text:p>
          </table:table-cell>
          <table:table-cell office:value-type="float" office:value="-0.50525" calcext:value-type="float">
            <text:p>-0.50525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.500923" calcext:value-type="float">
            <text:p>0.500923</text:p>
          </table:table-cell>
          <table:table-cell office:value-type="float" office:value="0.00012" calcext:value-type="float">
            <text:p>0.00012</text:p>
          </table:table-cell>
        </table:table-row>
        <table:table-row table:style-name="ro1">
          <table:table-cell table:number-columns-repeated="829"/>
          <table:table-cell table:style-name="ce1" office:value-type="date" office:date-value="2019-09-11T14:07:11" calcext:value-type="date">
            <text:p>09/11/2019 14:07:11</text:p>
          </table:table-cell>
          <table:table-cell office:value-type="float" office:value="-0.505275" calcext:value-type="float">
            <text:p>-0.505275</text:p>
          </table:table-cell>
          <table:table-cell office:value-type="float" office:value="0.00007" calcext:value-type="float">
            <text:p>0.00007</text:p>
          </table:table-cell>
          <table:table-cell office:value-type="float" office:value="0.500965" calcext:value-type="float">
            <text:p>0.500965</text:p>
          </table:table-cell>
          <table:table-cell office:value-type="float" office:value="0.000088" calcext:value-type="float">
            <text:p>0.000088</text:p>
          </table:table-cell>
        </table:table-row>
        <table:table-row table:style-name="ro1">
          <table:table-cell table:number-columns-repeated="829"/>
          <table:table-cell table:style-name="ce1" office:value-type="date" office:date-value="2019-09-11T14:07:15" calcext:value-type="date">
            <text:p>09/11/2019 14:07:15</text:p>
          </table:table-cell>
          <table:table-cell office:value-type="float" office:value="-0.505137" calcext:value-type="float">
            <text:p>-0.505137</text:p>
          </table:table-cell>
          <table:table-cell office:value-type="float" office:value="0.000079" calcext:value-type="float">
            <text:p>0.000079</text:p>
          </table:table-cell>
          <table:table-cell office:value-type="float" office:value="0.500817" calcext:value-type="float">
            <text:p>0.500817</text:p>
          </table:table-cell>
          <table:table-cell office:value-type="float" office:value="0.000085" calcext:value-type="float">
            <text:p>0.000085</text:p>
          </table:table-cell>
        </table:table-row>
        <table:table-row table:style-name="ro1">
          <table:table-cell table:number-columns-repeated="829"/>
          <table:table-cell table:style-name="ce1" office:value-type="date" office:date-value="2019-09-11T14:07:19" calcext:value-type="date">
            <text:p>09/11/2019 14:07:19</text:p>
          </table:table-cell>
          <table:table-cell office:value-type="float" office:value="-0.505073" calcext:value-type="float">
            <text:p>-0.505073</text:p>
          </table:table-cell>
          <table:table-cell office:value-type="float" office:value="0.000099" calcext:value-type="float">
            <text:p>0.000099</text:p>
          </table:table-cell>
          <table:table-cell office:value-type="float" office:value="0.500786" calcext:value-type="float">
            <text:p>0.500786</text:p>
          </table:table-cell>
          <table:table-cell office:value-type="float" office:value="0.000084" calcext:value-type="float">
            <text:p>0.000084</text:p>
          </table:table-cell>
        </table:table-row>
        <table:table-row table:style-name="ro1">
          <table:table-cell table:number-columns-repeated="829"/>
          <table:table-cell table:style-name="ce1" office:value-type="date" office:date-value="2019-09-11T14:07:23" calcext:value-type="date">
            <text:p>09/11/2019 14:07:23</text:p>
          </table:table-cell>
          <table:table-cell office:value-type="float" office:value="-0.505133" calcext:value-type="float">
            <text:p>-0.505133</text:p>
          </table:table-cell>
          <table:table-cell office:value-type="float" office:value="0.000088" calcext:value-type="float">
            <text:p>0.000088</text:p>
          </table:table-cell>
          <table:table-cell office:value-type="float" office:value="0.500805" calcext:value-type="float">
            <text:p>0.500805</text:p>
          </table:table-cell>
          <table:table-cell office:value-type="float" office:value="0.000076" calcext:value-type="float">
            <text:p>0.000076</text:p>
          </table:table-cell>
        </table:table-row>
        <table:table-row table:style-name="ro1">
          <table:table-cell table:number-columns-repeated="829"/>
          <table:table-cell table:style-name="ce1" office:value-type="date" office:date-value="2019-09-11T14:07:27" calcext:value-type="date">
            <text:p>09/11/2019 14:07:27</text:p>
          </table:table-cell>
          <table:table-cell office:value-type="float" office:value="-0.505096" calcext:value-type="float">
            <text:p>-0.505096</text:p>
          </table:table-cell>
          <table:table-cell office:value-type="float" office:value="0.000062" calcext:value-type="float">
            <text:p>0.000062</text:p>
          </table:table-cell>
          <table:table-cell office:value-type="float" office:value="0.500759" calcext:value-type="float">
            <text:p>0.500759</text:p>
          </table:table-cell>
          <table:table-cell office:value-type="float" office:value="0.000062" calcext:value-type="float">
            <text:p>0.000062</text:p>
          </table:table-cell>
        </table:table-row>
        <table:table-row table:style-name="ro1">
          <table:table-cell table:number-columns-repeated="829"/>
          <table:table-cell table:style-name="ce1" office:value-type="date" office:date-value="2019-09-11T14:07:31" calcext:value-type="date">
            <text:p>09/11/2019 14:07:31</text:p>
          </table:table-cell>
          <table:table-cell office:value-type="float" office:value="-0.505072" calcext:value-type="float">
            <text:p>-0.505072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0.500739" calcext:value-type="float">
            <text:p>0.500739</text:p>
          </table:table-cell>
          <table:table-cell office:value-type="float" office:value="0.000149" calcext:value-type="float">
            <text:p>0.0001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1T13:17:17.994385271</meta:creation-date>
    <dc:date>2025-07-11T13:29:11.301581262</dc:date>
    <meta:editing-duration>PT11M53S</meta:editing-duration>
    <meta:editing-cycles>3</meta:editing-cycles>
    <meta:generator>LibreOffice/24.2.7.2$Linux_X86_64 LibreOffice_project/420$Build-2</meta:generator>
    <meta:document-statistic meta:table-count="3" meta:cell-count="165" meta:object-count="0"/>
  </office:meta>
</office:document-meta>
</file>